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23_T18_tuning" table:style-name="ta1">
        <table:shapes>
          <draw:frame draw:z-index="0" draw:style-name="gr1" draw:text-style-name="P1" svg:width="6.2988in" svg:height="3.5429in" svg:x="5.8122in" svg:y="0.1335in">
            <draw:object draw:notify-on-update-of-ranges="M_201028_FU_M23_T18_tuning.B1:M_201028_FU_M23_T18_tuning.B1 M_201028_FU_M23_T18_tuning.B2:M_201028_FU_M23_T18_tuning.B21 M_201028_FU_M23_T18_tuning.E1:M_201028_FU_M23_T18_tuning.E1 M_201028_FU_M23_T18_tuning.E2:M_201028_FU_M23_T18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0615435970426" calcext:value-type="float">
            <text:p>-0.018061543597043</text:p>
          </table:table-cell>
          <table:table-cell office:value-type="float" office:value="-6.97559138477332" calcext:value-type="float">
            <text:p>-6.9755913847733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895085462955" calcext:value-type="float">
            <text:p>-0.009895085462955</text:p>
          </table:table-cell>
          <table:table-cell office:value-type="float" office:value="-7.09021224424911" calcext:value-type="float">
            <text:p>-7.0902122442491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0678591266334" calcext:value-type="float">
            <text:p>-0.014067859126633</text:p>
          </table:table-cell>
          <table:table-cell office:value-type="float" office:value="-7.19885300026303" calcext:value-type="float">
            <text:p>-7.1988530002630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8848519022821" calcext:value-type="float">
            <text:p>-0.018884851902282</text:p>
          </table:table-cell>
          <table:table-cell office:value-type="float" office:value="-7.29613603429463" calcext:value-type="float">
            <text:p>-7.2961360342946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4446483962633" calcext:value-type="float">
            <text:p>-0.020444648396263</text:p>
          </table:table-cell>
          <table:table-cell office:value-type="float" office:value="-7.38339726880555" calcext:value-type="float">
            <text:p>-7.3833972688055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2526688312752" calcext:value-type="float">
            <text:p>-0.018252668831275</text:p>
          </table:table-cell>
          <table:table-cell office:value-type="float" office:value="-7.46433360893839" calcext:value-type="float">
            <text:p>-7.464333608938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6525007993838" calcext:value-type="float">
            <text:p>-0.020652500799384</text:p>
          </table:table-cell>
          <table:table-cell office:value-type="float" office:value="-7.66063137044424" calcext:value-type="float">
            <text:p>-7.6606313704442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0451841669232" calcext:value-type="float">
            <text:p>-0.021045184166923</text:p>
          </table:table-cell>
          <table:table-cell office:value-type="float" office:value="-8.27739537324673" calcext:value-type="float">
            <text:p>-8.2773953732467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5099635724193" calcext:value-type="float">
            <text:p>-0.017509963572419</text:p>
          </table:table-cell>
          <table:table-cell office:value-type="float" office:value="-8.9298948985469" calcext:value-type="float">
            <text:p>-8.929894898546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67578226493297" calcext:value-type="float">
            <text:p>-0.01675782264933</text:p>
          </table:table-cell>
          <table:table-cell office:value-type="float" office:value="-9.33168433430753" calcext:value-type="float">
            <text:p>-9.3316843343075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8814042798818" calcext:value-type="float">
            <text:p>-0.018881404279882</text:p>
          </table:table-cell>
          <table:table-cell office:value-type="float" office:value="-9.5314705269318" calcext:value-type="float">
            <text:p>-9.531470526931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0702911714076" calcext:value-type="float">
            <text:p>-0.018070291171408</text:p>
          </table:table-cell>
          <table:table-cell office:value-type="float" office:value="-9.65778638795196" calcext:value-type="float">
            <text:p>-9.6577863879519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9274908244792" calcext:value-type="float">
            <text:p>-0.019927490824479</text:p>
          </table:table-cell>
          <table:table-cell office:value-type="float" office:value="-9.75529645102318" calcext:value-type="float">
            <text:p>-9.7552964510231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0670499462121" calcext:value-type="float">
            <text:p>-0.021067049946212</text:p>
          </table:table-cell>
          <table:table-cell office:value-type="float" office:value="-9.83921925297907" calcext:value-type="float">
            <text:p>-9.8392192529790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5366338812536" calcext:value-type="float">
            <text:p>-0.020536633881254</text:p>
          </table:table-cell>
          <table:table-cell office:value-type="float" office:value="-9.91107700688389" calcext:value-type="float">
            <text:p>-9.9110770068838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2054529056927" calcext:value-type="float">
            <text:p>-0.020205452905693</text:p>
          </table:table-cell>
          <table:table-cell office:value-type="float" office:value="-9.98094115257761" calcext:value-type="float">
            <text:p>-9.9809411525776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1258303060605" calcext:value-type="float">
            <text:p>-0.020125830306061</text:p>
          </table:table-cell>
          <table:table-cell office:value-type="float" office:value="-10.0743303312558" calcext:value-type="float">
            <text:p>-10.074330331255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6632358150425" calcext:value-type="float">
            <text:p>-0.021663235815043</text:p>
          </table:table-cell>
          <table:table-cell office:value-type="float" office:value="-10.2503081103294" calcext:value-type="float">
            <text:p>-10.250308110329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3345572988161" calcext:value-type="float">
            <text:p>-0.021334557298816</text:p>
          </table:table-cell>
          <table:table-cell office:value-type="float" office:value="-10.5278825969442" calcext:value-type="float">
            <text:p>-10.527882596944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1617507486199" calcext:value-type="float">
            <text:p>-0.02116175074862</text:p>
          </table:table-cell>
          <table:table-cell office:value-type="float" office:value="-10.8536593784562" calcext:value-type="float">
            <text:p>-10.8536593784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8:36:58.672890540</dc:date>
    <meta:editing-duration>PT1M12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23_T18_tuning.B1:M_201028_FU_M23_T18_tuning.B21 M_201028_FU_M23_T18_tuning.E1:M_201028_FU_M23_T18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23_T18_tuning.B2:M_201028_FU_M23_T18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23_T18_tuning.E2:M_201028_FU_M23_T18_tuning.E21" chart:label-cell-address="M_201028_FU_M23_T18_tuning.E1:M_201028_FU_M23_T18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23_T18_tuning.E1:M_201028_FU_M23_T18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23_T18_tuning.B2:M_201028_FU_M23_T18_tuning.B21</svg:desc>
                </draw:g>
              </table:table-cell>
              <table:table-cell office:value-type="float" office:value="-0.0180615435970426">
                <text:p>-0.0180615435970426</text:p>
                <draw:g>
                  <svg:desc>M_201028_FU_M23_T18_tuning.E2:M_201028_FU_M23_T18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9895085462955">
                <text:p>-0.0098950854629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40678591266334">
                <text:p>-0.01406785912663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88848519022821">
                <text:p>-0.01888485190228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204446483962633">
                <text:p>-0.02044464839626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182526688312752">
                <text:p>-0.01825266883127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06525007993838">
                <text:p>-0.02065250079938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210451841669232">
                <text:p>-0.0210451841669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175099635724193">
                <text:p>-0.0175099635724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167578226493297">
                <text:p>-0.01675782264932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88814042798818">
                <text:p>-0.0188814042798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180702911714076">
                <text:p>-0.01807029117140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199274908244792">
                <text:p>-0.01992749082447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210670499462121">
                <text:p>-0.02106704994621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205366338812536">
                <text:p>-0.02053663388125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202054529056927">
                <text:p>-0.02020545290569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201258303060605">
                <text:p>-0.02012583030606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216632358150425">
                <text:p>-0.02166323581504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213345572988161">
                <text:p>-0.02133455729881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211617507486199">
                <text:p>-0.0211617507486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